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cm" fo:min-width="2.771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cm" fo:min-width="2.772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606cm" fo:min-width="4.728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345cm" fo:min-width="0.095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cm" fo:min-width="0.497cm"/>
    </style:style>
    <style:style style:name="gr9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5.531cm" fo:min-width="3.249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5.333cm" fo:min-width="7.242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e6e6e6" draw:textarea-horizontal-align="justify" draw:textarea-vertical-align="middle" draw:auto-grow-height="false" fo:min-height="1.399cm" fo:min-width="0.309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e6e6e6" draw:textarea-horizontal-align="justify" draw:textarea-vertical-align="middle" draw:auto-grow-height="false" fo:min-height="1.4cm" fo:min-width="0.308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01cm" fo:min-width="0.308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cm" fo:min-width="2.773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606cm" fo:min-width="4.872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e6e6e6" draw:textarea-horizontal-align="justify" draw:textarea-vertical-align="middle" draw:auto-grow-height="false" fo:min-height="0.753cm" fo:min-width="0.354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3cm" fo:min-width="0.354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-color="#ffffff"/>
      <style:paragraph-properties fo:text-align="center"/>
      <style:text-properties style:font-name="Latin Modern Math"/>
    </style:style>
    <style:style style:name="P5" style:family="paragraph">
      <loext:graphic-properties draw:fill="none" draw:fill-color="#ffffff"/>
      <style:text-properties style:font-name="Latin Modern Math"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Latin Modern Math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e6e6e6"/>
      <style:paragraph-properties fo:text-align="center"/>
    </style:style>
    <style:style style:name="T1" style:family="text">
      <style:text-properties style:font-name="Latin Modern Math" fo:font-size="14pt" style:font-size-asian="14pt" style:font-size-complex="14pt"/>
    </style:style>
    <style:style style:name="T2" style:family="text">
      <style:text-properties style:font-name="Latin Modern 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41cm" svg:height="2.42cm" svg:x="4.218cm" svg:y="13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(p_{t\phantom{+1}}, \Delta p_{t\phantom{+1}}) §svg§600§FALSE§</svg:desc>
          <draw:polygon draw:style-name="gr2" draw:text-style-name="P2" draw:layer="layout" svg:width="2.844cm" svg:height="0.491cm" svg:x="4.523cm" svg:y="14.075cm" svg:viewBox="0 0 2845 492" draw:points="1423,492 0,492 0,0 2845,0 2845,492">
            <text:p/>
          </draw:polygon>
          <draw:path draw:style-name="gr3" draw:text-style-name="P3" draw:layer="layout" svg:width="0.115cm" svg:height="0.492cm" svg:x="4.572cm" svg:y="14.074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3" draw:text-style-name="P3" draw:layer="layout" svg:width="0.257cm" svg:height="0.314cm" svg:x="4.698cm" svg:y="14.225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4.975cm" svg:y="14.302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058cm" svg:height="0.147cm" svg:x="5.674cm" svg:y="14.391cm" svg:viewBox="0 0 59 148" svg:d="M59 52c0-32-13-52-32-52-17 0-27 13-27 27 0 12 10 26 27 26 5 0 12-3 18-7 1-1 1-1 1-1 2 0 2 0 2 7 0 38-17 67-34 84-6 4-6 5-6 7 0 4 3 5 5 5 5 0 46-37 46-96z">
            <text:p/>
          </draw:path>
          <draw:path draw:style-name="gr3" draw:text-style-name="P3" draw:layer="layout" svg:width="0.363cm" svg:height="0.353cm" svg:x="5.873cm" svg:y="14.091cm" svg:viewBox="0 0 364 354" svg:d="M195 8c-3-5-5-8-13-8s-10 3-13 8l-166 337c-3 4-3 4-3 5 0 4 3 4 11 4h343c7 0 10 0 10-4 0-1 0-1-1-5zM167 49l133 268h-266z">
            <text:p/>
          </draw:path>
          <draw:path draw:style-name="gr3" draw:text-style-name="P3" draw:layer="layout" svg:width="0.257cm" svg:height="0.314cm" svg:x="6.242cm" svg:y="14.225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5 5 6 0 6 0 9-11 10-35 19-59 36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6.52cm" svg:y="14.302cm" svg:viewBox="0 0 118 220" svg:d="M71 80h35c7 0 12 0 12-9 0-4-5-4-10-4h-34l13-52c1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115cm" svg:height="0.492cm" svg:x="7.204cm" svg:y="14.074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4§display§(p_{t-1}, \Delta p_{t-1}) §svg§600§FALSE§</svg:desc>
          <draw:polygon draw:style-name="gr2" draw:text-style-name="P2" draw:layer="layout" svg:width="2.855cm" svg:height="0.491cm" svg:x="4.522cm" svg:y="14.786cm" svg:viewBox="0 0 2856 492" draw:points="1428,492 0,492 0,0 2856,0 2856,492">
            <text:p/>
          </draw:polygon>
          <draw:path draw:style-name="gr3" draw:text-style-name="P3" draw:layer="layout" svg:width="0.115cm" svg:height="0.492cm" svg:x="4.571cm" svg:y="14.785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3" draw:text-style-name="P3" draw:layer="layout" svg:width="0.257cm" svg:height="0.314cm" svg:x="4.697cm" svg:y="14.936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4.974cm" svg:y="15.013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233cm" svg:height="0.017cm" svg:x="5.145cm" svg:y="15.134cm" svg:viewBox="0 0 234 18" svg:d="M220 18c5 0 14 0 14-8 0-10-7-10-14-10h-206c-6 0-14 0-14 8 0 10 8 10 14 10z">
            <text:p/>
          </draw:path>
          <draw:path draw:style-name="gr3" draw:text-style-name="P3" draw:layer="layout" svg:width="0.126cm" svg:height="0.229cm" svg:x="5.452cm" svg:y="14.999cm" svg:viewBox="0 0 127 230" svg:d="M78 10c0-10 0-10-9-10-23 22-55 22-69 22v13c8 0 31 0 50-10v177c0 11 0 15-35 15h-12v13c5 0 49-2 61-2s55 2 63 2v-13h-14c-35 0-35-4-35-15z">
            <text:p/>
          </draw:path>
          <draw:path draw:style-name="gr3" draw:text-style-name="P3" draw:layer="layout" svg:width="0.058cm" svg:height="0.147cm" svg:x="5.678cm" svg:y="15.102cm" svg:viewBox="0 0 59 148" svg:d="M59 52c0-32-13-52-32-52-17 0-27 13-27 27 0 12 10 26 27 26 5 0 12-3 18-7 1-1 1-1 3-1v7c0 38-17 67-34 84-6 4-6 5-6 7 0 4 3 5 5 5 5 0 46-37 46-96z">
            <text:p/>
          </draw:path>
          <draw:path draw:style-name="gr3" draw:text-style-name="P3" draw:layer="layout" svg:width="0.363cm" svg:height="0.353cm" svg:x="5.877cm" svg:y="14.802cm" svg:viewBox="0 0 364 354" svg:d="M195 8c-3-5-5-8-13-8s-10 3-13 8l-166 337c-3 4-3 4-3 5 0 4 3 4 11 4h343c7 0 10 0 10-4 0-1 0-1-1-5zM167 49l133 268h-266z">
            <text:p/>
          </draw:path>
          <draw:path draw:style-name="gr3" draw:text-style-name="P3" draw:layer="layout" svg:width="0.257cm" svg:height="0.314cm" svg:x="6.247cm" svg:y="14.936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6.524cm" svg:y="15.013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233cm" svg:height="0.017cm" svg:x="6.695cm" svg:y="15.134cm" svg:viewBox="0 0 234 18" svg:d="M220 18c5 0 14 0 14-8 0-10-7-10-14-10h-206c-6 0-14 0-14 8 0 10 8 10 14 10z">
            <text:p/>
          </draw:path>
          <draw:path draw:style-name="gr3" draw:text-style-name="P3" draw:layer="layout" svg:width="0.126cm" svg:height="0.229cm" svg:x="7.001cm" svg:y="14.999cm" svg:viewBox="0 0 127 230" svg:d="M78 10c0-10 0-10-9-10-23 22-55 22-69 22v13c8 0 31 0 50-10v177c0 11 0 15-35 15h-12v13c5 0 49-2 61-2s55 2 63 2v-13h-14c-35 0-35-4-35-15z">
            <text:p/>
          </draw:path>
          <draw:path draw:style-name="gr3" draw:text-style-name="P3" draw:layer="layout" svg:width="0.115cm" svg:height="0.492cm" svg:x="7.214cm" svg:y="14.785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6§display§(p_{t-k}, \Delta p_{t-k}) §svg§600§FALSE§</svg:desc>
          <draw:polygon draw:style-name="gr2" draw:text-style-name="P2" draw:layer="layout" svg:width="2.925cm" svg:height="0.487cm" svg:x="4.424cm" svg:y="15.657cm" svg:viewBox="0 0 2926 488" draw:points="1462,488 0,488 0,0 2926,0 2926,488">
            <text:p/>
          </draw:polygon>
          <draw:path draw:style-name="gr3" draw:text-style-name="P3" draw:layer="layout" svg:width="0.116cm" svg:height="0.488cm" svg:x="4.473cm" svg:y="15.656cm" svg:viewBox="0 0 117 489" svg:d="M117 485c0-2 0-3-10-11-62-61-77-154-77-229 0-85 18-170 80-231 7-7 7-7 7-8 0-5-3-6-5-6-6 0-51 33-81 96-25 54-31 108-31 149 0 38 6 97 32 152 32 61 74 92 80 92 2 0 5-1 5-4z">
            <text:p/>
          </draw:path>
          <draw:path draw:style-name="gr3" draw:text-style-name="P3" draw:layer="layout" svg:width="0.259cm" svg:height="0.312cm" svg:x="4.601cm" svg:y="15.806cm" svg:viewBox="0 0 260 313" svg:d="M38 276c-4 17-4 21-27 21-5 0-11 0-11 9 0 4 3 7 7 7 13 0 27-3 41-3 17 0 34 3 49 3 3 0 10 0 10-12 0-4-5-4-12-4-26 0-26-4-26-8 0-6 21-86 26-99 5 16 19 32 45 32 58 0 120-72 120-144 0-46-28-78-66-78-24 0-48 18-65 36-5-26-27-36-46-36-22 0-32 19-36 28-9 16-16 46-16 47 0 6 6 6 7 6 4 0 4 0 9-12 8-34 18-58 35-58 8 0 15 4 15 22 0 11-1 17-2 25zM126 64c4-14 17-28 27-35 17-15 31-18 39-18 21 0 33 17 33 46s-17 85-26 104c-17 35-41 50-59 50-33 0-40-40-40-43 0-1 0-3 2-8z">
            <text:p/>
          </draw:path>
          <draw:path draw:style-name="gr3" draw:text-style-name="P3" draw:layer="layout" svg:width="0.118cm" svg:height="0.217cm" svg:x="4.88cm" svg:y="15.882cm" svg:viewBox="0 0 119 218" svg:d="M72 79h35c7 0 12 0 12-8 0-4-5-4-10-4h-34l13-52c0-1 1-2 1-4 0-7-4-11-11-11-10 0-14 6-17 15s1-8-14 52h-36c-7 0-11 0-11 7 0 5 4 5 10 5h34l-21 81c-2 9-5 21-5 26 0 20 17 32 37 32 40 0 62-47 62-53 0-4-5-4-5-4-5 0-6 2-9 7-10 21-27 40-46 40-8 0-13-4-13-16 0-3 1-11 3-14z">
            <text:p/>
          </draw:path>
          <draw:path draw:style-name="gr3" draw:text-style-name="P3" draw:layer="layout" svg:width="0.235cm" svg:height="0.017cm" svg:x="5.053cm" svg:y="16.002cm" svg:viewBox="0 0 236 18" svg:d="M222 18c5 0 14 0 14-8 0-10-7-10-14-10h-208c-6 0-14 0-14 8 0 10 8 10 14 10z">
            <text:p/>
          </draw:path>
          <draw:path draw:style-name="gr3" draw:text-style-name="P3" draw:layer="layout" svg:width="0.171cm" svg:height="0.241cm" svg:x="5.349cm" svg:y="15.859cm" svg:viewBox="0 0 172 242" svg:d="M83 10c0 0 2-4 2-6 0-1-2-4-6-4-7 0-35 3-45 3-3 1-7 1-7 8 0 6 4 6 8 6 17 0 17 1 17 4s0 5-1 8l-50 195c-1 5-1 7-1 7 0 5 4 11 11 11 10 0 14-7 17-14 0-2 16-63 17-67 26 3 45 10 45 28 0 1 0 4-1 7-1 5-1 7-1 11 0 24 21 35 38 35 34 0 44-52 44-53 0-4-5-4-6-4-4 0-6 1-7 8-4 15-14 39-31 39-9 0-12-8-12-18 0-6 0-6 2-15 0 0 1-7 1-10 0-31-41-36-56-38 10-5 24-16 29-22 17-16 36-32 56-32 4 0 8 0 11 4-16 2-19 14-19 20 0 7 6 12 15 12s19-8 19-22c0-11-8-23-26-23-20 0-39 13-57 29-14 14-25 25-41 30z">
            <text:p/>
          </draw:path>
          <draw:path draw:style-name="gr3" draw:text-style-name="P3" draw:layer="layout" svg:width="0.058cm" svg:height="0.146cm" svg:x="5.612cm" svg:y="15.97cm" svg:viewBox="0 0 59 147" svg:d="M59 51c0-32-12-51-32-51-17 0-27 13-27 26s10 27 27 27c5 0 13-3 18-7 2-2 2-2 2-2 1 0 1 0 1 7 0 38-17 67-34 84-6 4-6 5-6 7 0 4 3 5 5 5 5 0 46-37 46-96z">
            <text:p/>
          </draw:path>
          <draw:path draw:style-name="gr3" draw:text-style-name="P3" draw:layer="layout" svg:width="0.366cm" svg:height="0.35cm" svg:x="5.813cm" svg:y="15.673cm" svg:viewBox="0 0 367 351" svg:d="M196 8c-2-5-4-8-12-8-9 0-10 3-13 8l-168 334c-3 4-3 4-3 5 0 4 3 4 11 4h346c8 0 10 0 10-4 0-1 0-1-1-5zM168 49l134 265h-268z">
            <text:p/>
          </draw:path>
          <draw:path draw:style-name="gr3" draw:text-style-name="P3" draw:layer="layout" svg:width="0.259cm" svg:height="0.312cm" svg:x="6.186cm" svg:y="15.806cm" svg:viewBox="0 0 260 313" svg:d="M38 276c-4 17-4 21-27 21-5 0-11 0-11 9 0 4 3 7 7 7 13 0 27-3 41-3 17 0 34 3 49 3 3 0 10 0 10-12 0-4-5-4-12-4-26 0-26-4-26-8 0-6 21-86 26-99 5 16 19 32 45 32 58 0 120-72 120-144 0-46-28-78-66-78-24 0-48 18-65 36-5-26-27-36-46-36-22 0-32 19-36 28-9 16-16 46-16 47 0 6 6 6 6 6 5 0 5 0 8-12 10-34 20-58 37-58 8 0 15 4 15 22 0 11-1 17-2 25zM126 64c4-14 17-28 27-35 17-15 31-18 39-18 21 0 33 17 33 46s-17 85-26 104c-17 35-41 50-59 50-33 0-40-40-40-43 0-1 0-3 2-8z">
            <text:p/>
          </draw:path>
          <draw:path draw:style-name="gr3" draw:text-style-name="P3" draw:layer="layout" svg:width="0.118cm" svg:height="0.217cm" svg:x="6.466cm" svg:y="15.882cm" svg:viewBox="0 0 119 218" svg:d="M72 79h35c7 0 12 0 12-8 0-4-5-4-10-4h-34l13-52c1-1 1-2 1-4 0-7-4-11-11-11-10 0-14 6-17 15s1-8-14 52h-36c-7 0-11 0-11 7 0 5 4 5 10 5h34l-21 81c-2 9-5 21-5 26 0 20 17 32 37 32 40 0 62-47 62-53 0-4-5-4-5-4-5 0-6 2-9 7-10 21-27 40-46 40-8 0-13-4-13-16 0-3 1-11 3-14z">
            <text:p/>
          </draw:path>
          <draw:path draw:style-name="gr3" draw:text-style-name="P3" draw:layer="layout" svg:width="0.235cm" svg:height="0.017cm" svg:x="6.638cm" svg:y="16.002cm" svg:viewBox="0 0 236 18" svg:d="M222 18c5 0 14 0 14-8 0-10-7-10-14-10h-208c-6 0-14 0-14 8 0 10 8 10 14 10z">
            <text:p/>
          </draw:path>
          <draw:path draw:style-name="gr3" draw:text-style-name="P3" draw:layer="layout" svg:width="0.171cm" svg:height="0.241cm" svg:x="6.936cm" svg:y="15.859cm" svg:viewBox="0 0 172 242" svg:d="M83 10c0 0 2-4 2-6 0-1-2-4-6-4-7 0-35 3-45 3-3 1-7 1-7 8 0 6 4 6 8 6 17 0 17 1 17 4s0 5-1 8l-50 195c-1 5-1 7-1 7 0 5 4 11 11 11 10 0 14-7 17-14 0-2 16-63 17-67 26 3 45 10 45 28 0 1 0 4-1 7-1 5-1 7-1 11 0 24 21 35 38 35 34 0 44-52 44-53 0-4-5-4-6-4-4 0-6 1-7 8-4 15-14 39-31 39-9 0-12-8-12-18 0-6 0-6 2-15 0 0 1-7 1-10 0-31-41-36-56-38 10-5 24-16 29-22 17-16 36-32 56-32 4 0 8 0 11 4-16 2-19 14-19 20 0 7 6 12 15 12s19-8 19-22c0-11-8-23-26-23-20 0-39 13-57 29-14 14-25 25-40 30z">
            <text:p/>
          </draw:path>
          <draw:path draw:style-name="gr3" draw:text-style-name="P3" draw:layer="layout" svg:width="0.116cm" svg:height="0.488cm" svg:x="7.185cm" svg:y="15.656cm" svg:viewBox="0 0 117 489" svg:d="M117 245c0-38-5-98-34-153-29-60-73-92-77-92-5 0-6 1-6 6 0 1 0 1 10 11 49 48 78 126 78 228 0 84-19 170-81 231-7 6-7 7-7 9 0 3 1 4 6 4 4 0 49-33 79-94 25-55 32-109 32-150z">
            <text:p/>
          </draw:path>
        </draw:g>
        <draw:custom-shape draw:style-name="gr4" draw:text-style-name="P4" xml:id="id1" draw:id="id1" draw:layer="layout" svg:width="3.542cm" svg:height="2.42cm" svg:x="10.691cm" svg:y="13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285cm" svg:height="2.856cm" svg:x="10.771cm" svg:y="14.828cm">
          <draw:text-box>
            <text:p><text:span text:style-name="T1">2-layer </text:span><text:span text:style-name="T1">MLP</text:span></text:p>
            <text:p><text:span text:style-name="T1"/></text:p>
            <text:p><text:span text:style-name="T1"/></text:p>
            <text:p><text:span text:style-name="T1"/></text:p>
          </draw:text-box>
        </draw:frame>
        <draw:custom-shape draw:style-name="gr6" draw:text-style-name="P1" xml:id="id2" draw:id="id2" draw:layer="layout" svg:width="0.889cm" svg:height="0.889cm" svg:x="15.07cm" svg:y="13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14.233cm" svg:y1="15.189cm" svg:x2="15.514cm" svg:y2="13.944cm" draw:start-shape="id1" draw:start-glue-point="1" draw:end-shape="id2" draw:end-glue-point="8" svg:d="M14233 15189h1281v-1245" svg:viewBox="0 0 1282 1246">
          <text:p/>
        </draw:connector>
        <draw:frame draw:style-name="gr8" draw:text-style-name="P7" draw:layer="layout" svg:width="0.997cm" svg:height="0.89cm" svg:x="15.078cm" svg:y="13.036cm">
          <draw:text-box>
            <text:p><text:span text:style-name="T2">+</text:span></text:p>
          </draw:text-box>
        </draw:frame>
        <draw:g>
          <svg:title>TexMaths</svg:title>
          <svg:desc>14§display§s_{t-k:t}§svg§600§FALSE§</svg:desc>
          <draw:polygon draw:style-name="gr2" draw:text-style-name="P2" draw:layer="layout" svg:width="2.483cm" svg:height="0.7cm" svg:x="4.556cm" svg:y="17.476cm" svg:viewBox="0 0 2484 701" draw:points="1242,701 0,701 0,0 2484,0 2484,701">
            <text:p/>
          </draw:polygon>
          <draw:path draw:style-name="gr3" draw:text-style-name="P3" draw:layer="layout" svg:width="0.388cm" svg:height="0.478cm" svg:x="4.61cm" svg:y="17.461cm" svg:viewBox="0 0 389 479" svg:d="M359 72c-30 0-51 24-51 48 0 15 9 30 33 30s48-18 48-60c0-45-45-90-126-90-140 0-179 108-179 156 0 81 81 99 110 105 54 9 111 21 111 81 0 26-24 113-152 113-15 0-96 0-120-54 39 3 66-27 66-56 0-24-18-36-39-36-27 0-60 21-60 68 0 60 60 102 153 102 170 0 212-128 212-173 0-39-21-66-33-78-30-30-60-36-108-45-35-9-77-15-77-63 0-33 24-96 116-96 27 0 81 6 96 48z">
            <text:p/>
          </draw:path>
          <draw:path draw:style-name="gr3" draw:text-style-name="P3" draw:layer="layout" svg:width="0.25cm" svg:height="0.469cm" svg:x="5.077cm" svg:y="17.626cm" svg:viewBox="0 0 251 470" svg:d="M153 171h74c15 0 24 0 24-18 0-9-9-9-21-9h-71l27-111c0-3 3-6 3-9 0-15-9-24-24-24-21 0-30 12-36 33-6 18 3-18-30 111h-75c-15 0-24 0-24 15 0 12 9 12 21 12h72l-45 174c-3 20-9 44-9 56 0 42 36 69 78 69 83 0 131-102 131-113 0-9-12-9-12-9-9 0-12 3-18 14-21 45-56 87-98 87-15 0-27-9-27-36 0-6 3-24 6-30z">
            <text:p/>
          </draw:path>
          <draw:path draw:style-name="gr3" draw:text-style-name="P3" draw:layer="layout" svg:width="0.499cm" svg:height="0.038cm" svg:x="5.442cm" svg:y="17.883cm" svg:viewBox="0 0 500 39" svg:d="M470 39c12 0 30 0 30-18 0-21-15-21-30-21h-440c-12 0-30 0-30 18 0 21 18 21 30 21z">
            <text:p/>
          </draw:path>
          <draw:path draw:style-name="gr3" draw:text-style-name="P3" draw:layer="layout" svg:width="0.364cm" svg:height="0.52cm" svg:x="6.073cm" svg:y="17.575cm" svg:viewBox="0 0 365 521" svg:d="M177 21c0 0 3-9 3-12s-3-9-12-9c-15 0-75 6-96 6-6 3-15 3-15 18 0 12 9 12 18 12 36 0 36 3 36 9s0 12-3 18l-105 419c-3 12-3 15-3 15 0 12 9 24 24 24 21 0 30-15 36-30 0-3 33-134 36-143 54 6 96 20 96 59 0 3 0 9-3 15-3 12-3 15-3 24 0 51 44 75 80 75 72 0 93-111 93-114 0-9-9-9-12-9-9 0-12 3-15 18-9 33-30 84-66 84-18 0-24-18-24-39 0-12 0-12 3-33 0 0 3-15 3-21 0-65-86-77-119-80 21-12 51-36 63-48 35-36 74-69 116-69 9 0 18 0 24 9-33 3-39 30-39 42 0 15 12 27 30 27 21 0 42-18 42-48 0-24-18-51-57-51-42 0-81 30-119 63-30 30-54 54-87 66z">
            <text:p/>
          </draw:path>
          <draw:path draw:style-name="gr3" draw:text-style-name="P3" draw:layer="layout" svg:width="0.086cm" svg:height="0.32cm" svg:x="6.558cm" svg:y="17.767cm" svg:viewBox="0 0 87 321" svg:d="M87 42c0-24-21-42-42-42-27 0-45 21-45 42 0 27 21 45 45 45s42-21 42-45zM87 279c0-27-21-45-42-45-27 0-45 21-45 45s21 42 45 42 42-21 42-42z">
            <text:p/>
          </draw:path>
          <draw:path draw:style-name="gr3" draw:text-style-name="P3" draw:layer="layout" svg:width="0.25cm" svg:height="0.469cm" svg:x="6.749cm" svg:y="17.626cm" svg:viewBox="0 0 251 470" svg:d="M153 171h74c15 0 24 0 24-18 0-9-9-9-21-9h-71l27-111c0-3 3-6 3-9 0-15-9-24-24-24-21 0-30 12-36 33-6 18 3-18-30 111h-75c-15 0-24 0-24 15 0 12 9 12 21 12h72l-45 174c-3 20-9 44-9 56 0 42 36 69 78 69 83 0 131-102 131-113 0-9-12-9-12-9-9 0-12 3-18 14-21 45-56 87-98 87-15 0-27-9-27-36 0-6 3-24 6-30z">
            <text:p/>
          </draw:path>
        </draw:g>
        <draw:custom-shape draw:style-name="gr9" draw:text-style-name="P1" xml:id="id9" draw:id="id9" draw:layer="layout" svg:width="4.191cm" svg:height="6.223cm" svg:x="19.821cm" svg:y="12.7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8.382cm" svg:height="6.223cm" svg:x="9.712cm" svg:y="12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191cm" svg:height="6.223cm" svg:x="3.921cm" svg:y="12.7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3.541cm" svg:height="2.42cm" svg:x="4.219cm" svg:y="13.2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3.541cm" svg:height="2.42cm" svg:x="4.218cm" svg:y="16.3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843cm" svg:height="1.683cm" svg:x="5.28cm" svg:y="13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0.842cm" svg:height="1.684cm" svg:x="5.413cm" svg:y="13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0.842cm" svg:height="1.684cm" svg:x="5.546cm" svg:y="13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842cm" svg:height="1.685cm" svg:x="5.678cm" svg:y="13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(p_{t\phantom{+1}}, \Delta p_{t\phantom{+1}}) §svg§600§FALSE§</svg:desc>
          <draw:polygon draw:style-name="gr2" draw:text-style-name="P2" draw:layer="layout" svg:width="2.844cm" svg:height="0.491cm" svg:x="4.523cm" svg:y="16.475cm" svg:viewBox="0 0 2845 492" draw:points="1423,492 0,492 0,0 2845,0 2845,492">
            <text:p/>
          </draw:polygon>
          <draw:path draw:style-name="gr3" draw:text-style-name="P3" draw:layer="layout" svg:width="0.115cm" svg:height="0.492cm" svg:x="4.572cm" svg:y="16.474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3" draw:text-style-name="P3" draw:layer="layout" svg:width="0.257cm" svg:height="0.314cm" svg:x="4.698cm" svg:y="16.625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4.975cm" svg:y="16.702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058cm" svg:height="0.147cm" svg:x="5.674cm" svg:y="16.791cm" svg:viewBox="0 0 59 148" svg:d="M59 52c0-32-13-52-32-52-17 0-27 13-27 27 0 12 10 26 27 26 5 0 12-3 18-7 1-1 1-1 1-1 2 0 2 0 2 7 0 38-17 67-34 84-6 4-6 5-6 7 0 4 3 5 5 5 5 0 46-37 46-96z">
            <text:p/>
          </draw:path>
          <draw:path draw:style-name="gr3" draw:text-style-name="P3" draw:layer="layout" svg:width="0.363cm" svg:height="0.353cm" svg:x="5.873cm" svg:y="16.491cm" svg:viewBox="0 0 364 354" svg:d="M195 8c-3-5-5-8-13-8s-10 3-13 8l-166 337c-3 4-3 4-3 5 0 4 3 4 11 4h343c7 0 10 0 10-4 0-1 0-1-1-5zM167 49l133 268h-266z">
            <text:p/>
          </draw:path>
          <draw:path draw:style-name="gr3" draw:text-style-name="P3" draw:layer="layout" svg:width="0.257cm" svg:height="0.314cm" svg:x="6.242cm" svg:y="16.625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5 5 6 0 6 0 9-11 10-35 19-59 36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6.52cm" svg:y="16.702cm" svg:viewBox="0 0 118 220" svg:d="M71 80h35c7 0 12 0 12-9 0-4-5-4-10-4h-34l13-52c1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115cm" svg:height="0.492cm" svg:x="7.204cm" svg:y="16.474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4§display§(p_{t-1}, \Delta p_{t-1}) §svg§600§FALSE§</svg:desc>
          <draw:polygon draw:style-name="gr2" draw:text-style-name="P2" draw:layer="layout" svg:width="2.855cm" svg:height="0.491cm" svg:x="4.522cm" svg:y="17.186cm" svg:viewBox="0 0 2856 492" draw:points="1428,492 0,492 0,0 2856,0 2856,492">
            <text:p/>
          </draw:polygon>
          <draw:path draw:style-name="gr3" draw:text-style-name="P3" draw:layer="layout" svg:width="0.115cm" svg:height="0.492cm" svg:x="4.571cm" svg:y="17.185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3" draw:text-style-name="P3" draw:layer="layout" svg:width="0.257cm" svg:height="0.314cm" svg:x="4.697cm" svg:y="17.336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4.974cm" svg:y="17.413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233cm" svg:height="0.017cm" svg:x="5.145cm" svg:y="17.534cm" svg:viewBox="0 0 234 18" svg:d="M220 18c5 0 14 0 14-8 0-10-7-10-14-10h-206c-6 0-14 0-14 8 0 10 8 10 14 10z">
            <text:p/>
          </draw:path>
          <draw:path draw:style-name="gr3" draw:text-style-name="P3" draw:layer="layout" svg:width="0.126cm" svg:height="0.229cm" svg:x="5.452cm" svg:y="17.399cm" svg:viewBox="0 0 127 230" svg:d="M78 10c0-10 0-10-9-10-23 22-55 22-69 22v13c8 0 31 0 50-10v177c0 11 0 15-35 15h-12v13c5 0 49-2 61-2s55 2 63 2v-13h-14c-35 0-35-4-35-15z">
            <text:p/>
          </draw:path>
          <draw:path draw:style-name="gr3" draw:text-style-name="P3" draw:layer="layout" svg:width="0.058cm" svg:height="0.147cm" svg:x="5.678cm" svg:y="17.502cm" svg:viewBox="0 0 59 148" svg:d="M59 52c0-32-13-52-32-52-17 0-27 13-27 27 0 12 10 26 27 26 5 0 12-3 18-7 1-1 1-1 3-1v7c0 38-17 67-34 84-6 4-6 5-6 7 0 4 3 5 5 5 5 0 46-37 46-96z">
            <text:p/>
          </draw:path>
          <draw:path draw:style-name="gr3" draw:text-style-name="P3" draw:layer="layout" svg:width="0.363cm" svg:height="0.353cm" svg:x="5.877cm" svg:y="17.202cm" svg:viewBox="0 0 364 354" svg:d="M195 8c-3-5-5-8-13-8s-10 3-13 8l-166 337c-3 4-3 4-3 5 0 4 3 4 11 4h343c7 0 10 0 10-4 0-1 0-1-1-5zM167 49l133 268h-266z">
            <text:p/>
          </draw:path>
          <draw:path draw:style-name="gr3" draw:text-style-name="P3" draw:layer="layout" svg:width="0.257cm" svg:height="0.314cm" svg:x="6.247cm" svg:y="17.336cm" svg:viewBox="0 0 258 315" svg:d="M38 279c-4 17-4 21-27 21-5 0-11 0-11 8 0 4 3 7 7 7 13 0 27-3 41-3 16 0 33 3 49 3 2 0 9 0 9-11 0-4-5-4-12-4-25 0-25-4-25-9s21-87 25-99c5 15 19 32 45 32 57 0 119-73 119-146 0-46-28-78-66-78-24 0-48 18-65 36-4-26-26-36-44-36-23 0-33 20-37 28-8 17-15 46-15 48 0 5 5 5 7 5 4 0 4 0 8-11 9-35 18-59 35-59 9 0 16 4 16 23 0 11-2 16-3 25zM125 64c4-14 16-28 26-35 17-15 31-18 39-18 21 0 33 17 33 46 0 30-17 86-26 105-16 35-40 51-58 51-33 0-40-41-40-44 0-1 0-2 2-8z">
            <text:p/>
          </draw:path>
          <draw:path draw:style-name="gr3" draw:text-style-name="P3" draw:layer="layout" svg:width="0.117cm" svg:height="0.219cm" svg:x="6.524cm" svg:y="17.413cm" svg:viewBox="0 0 118 220" svg:d="M71 80h35c7 0 12 0 12-9 0-4-5-4-10-4h-34l13-52c0-1 1-2 1-4 0-7-4-11-11-11-10 0-14 6-17 15s2-8-14 52h-35c-7 0-11 0-11 7 0 6 4 6 10 6h33l-21 81c-1 10-4 21-4 27 0 19 17 32 37 32 39 0 61-48 61-53s-5-5-5-5c-5 0-6 2-9 7-10 21-26 41-46 41-7 0-13-4-13-17 0-3 2-11 3-14z">
            <text:p/>
          </draw:path>
          <draw:path draw:style-name="gr3" draw:text-style-name="P3" draw:layer="layout" svg:width="0.233cm" svg:height="0.017cm" svg:x="6.695cm" svg:y="17.534cm" svg:viewBox="0 0 234 18" svg:d="M220 18c5 0 14 0 14-8 0-10-7-10-14-10h-206c-6 0-14 0-14 8 0 10 8 10 14 10z">
            <text:p/>
          </draw:path>
          <draw:path draw:style-name="gr3" draw:text-style-name="P3" draw:layer="layout" svg:width="0.126cm" svg:height="0.229cm" svg:x="7.001cm" svg:y="17.399cm" svg:viewBox="0 0 127 230" svg:d="M78 10c0-10 0-10-9-10-23 22-55 22-69 22v13c8 0 31 0 50-10v177c0 11 0 15-35 15h-12v13c5 0 49-2 61-2s55 2 63 2v-13h-14c-35 0-35-4-35-15z">
            <text:p/>
          </draw:path>
          <draw:path draw:style-name="gr3" draw:text-style-name="P3" draw:layer="layout" svg:width="0.115cm" svg:height="0.492cm" svg:x="7.214cm" svg:y="17.185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6§display§(p_{t-k}, \Delta p_{t-k}) §svg§600§FALSE§</svg:desc>
          <draw:polygon draw:style-name="gr2" draw:text-style-name="P2" draw:layer="layout" svg:width="2.925cm" svg:height="0.487cm" svg:x="4.424cm" svg:y="18.057cm" svg:viewBox="0 0 2926 488" draw:points="1462,488 0,488 0,0 2926,0 2926,488">
            <text:p/>
          </draw:polygon>
          <draw:path draw:style-name="gr3" draw:text-style-name="P3" draw:layer="layout" svg:width="0.116cm" svg:height="0.488cm" svg:x="4.473cm" svg:y="18.056cm" svg:viewBox="0 0 117 489" svg:d="M117 485c0-2 0-3-10-11-62-61-77-154-77-229 0-85 18-170 80-231 7-7 7-7 7-8 0-5-3-6-5-6-6 0-51 33-81 96-25 54-31 108-31 149 0 38 6 97 32 152 32 61 74 92 80 92 2 0 5-1 5-4z">
            <text:p/>
          </draw:path>
          <draw:path draw:style-name="gr3" draw:text-style-name="P3" draw:layer="layout" svg:width="0.259cm" svg:height="0.312cm" svg:x="4.601cm" svg:y="18.206cm" svg:viewBox="0 0 260 313" svg:d="M38 276c-4 17-4 21-27 21-5 0-11 0-11 9 0 4 3 7 7 7 13 0 27-3 41-3 17 0 34 3 49 3 3 0 10 0 10-12 0-4-5-4-12-4-26 0-26-4-26-8 0-6 21-86 26-99 5 16 19 32 45 32 58 0 120-72 120-144 0-46-28-78-66-78-24 0-48 18-65 36-5-26-27-36-46-36-22 0-32 19-36 28-9 16-16 46-16 47 0 6 6 6 7 6 4 0 4 0 9-12 8-34 18-58 35-58 8 0 15 4 15 22 0 11-1 17-2 25zM126 64c4-14 17-28 27-35 17-15 31-18 39-18 21 0 33 17 33 46s-17 85-26 104c-17 35-41 50-59 50-33 0-40-40-40-43 0-1 0-3 2-8z">
            <text:p/>
          </draw:path>
          <draw:path draw:style-name="gr3" draw:text-style-name="P3" draw:layer="layout" svg:width="0.118cm" svg:height="0.217cm" svg:x="4.88cm" svg:y="18.282cm" svg:viewBox="0 0 119 218" svg:d="M72 79h35c7 0 12 0 12-8 0-4-5-4-10-4h-34l13-52c0-1 1-2 1-4 0-7-4-11-11-11-10 0-14 6-17 15s1-8-14 52h-36c-7 0-11 0-11 7 0 5 4 5 10 5h34l-21 81c-2 9-5 21-5 26 0 20 17 32 37 32 40 0 62-47 62-53 0-4-5-4-5-4-5 0-6 2-9 7-10 21-27 40-46 40-8 0-13-4-13-16 0-3 1-11 3-14z">
            <text:p/>
          </draw:path>
          <draw:path draw:style-name="gr3" draw:text-style-name="P3" draw:layer="layout" svg:width="0.235cm" svg:height="0.017cm" svg:x="5.053cm" svg:y="18.402cm" svg:viewBox="0 0 236 18" svg:d="M222 18c5 0 14 0 14-8 0-10-7-10-14-10h-208c-6 0-14 0-14 8 0 10 8 10 14 10z">
            <text:p/>
          </draw:path>
          <draw:path draw:style-name="gr3" draw:text-style-name="P3" draw:layer="layout" svg:width="0.171cm" svg:height="0.241cm" svg:x="5.349cm" svg:y="18.259cm" svg:viewBox="0 0 172 242" svg:d="M83 10c0 0 2-4 2-6 0-1-2-4-6-4-7 0-35 3-45 3-3 1-7 1-7 8 0 6 4 6 8 6 17 0 17 1 17 4s0 5-1 8l-50 195c-1 5-1 7-1 7 0 5 4 11 11 11 10 0 14-7 17-14 0-2 16-63 17-67 26 3 45 10 45 28 0 1 0 4-1 7-1 5-1 7-1 11 0 24 21 35 38 35 34 0 44-52 44-53 0-4-5-4-6-4-4 0-6 1-7 8-4 15-14 39-31 39-9 0-12-8-12-18 0-6 0-6 2-15 0 0 1-7 1-10 0-31-41-36-56-38 10-5 24-16 29-22 17-16 36-32 56-32 4 0 8 0 11 4-16 2-19 14-19 20 0 7 6 12 15 12s19-8 19-22c0-11-8-23-26-23-20 0-39 13-57 29-14 14-25 25-41 30z">
            <text:p/>
          </draw:path>
          <draw:path draw:style-name="gr3" draw:text-style-name="P3" draw:layer="layout" svg:width="0.058cm" svg:height="0.146cm" svg:x="5.612cm" svg:y="18.37cm" svg:viewBox="0 0 59 147" svg:d="M59 51c0-32-12-51-32-51-17 0-27 13-27 26s10 27 27 27c5 0 13-3 18-7 2-2 2-2 2-2 1 0 1 0 1 7 0 38-17 67-34 84-6 4-6 5-6 7 0 4 3 5 5 5 5 0 46-37 46-96z">
            <text:p/>
          </draw:path>
          <draw:path draw:style-name="gr3" draw:text-style-name="P3" draw:layer="layout" svg:width="0.366cm" svg:height="0.35cm" svg:x="5.813cm" svg:y="18.073cm" svg:viewBox="0 0 367 351" svg:d="M196 8c-2-5-4-8-12-8-9 0-10 3-13 8l-168 334c-3 4-3 4-3 5 0 4 3 4 11 4h346c8 0 10 0 10-4 0-1 0-1-1-5zM168 49l134 265h-268z">
            <text:p/>
          </draw:path>
          <draw:path draw:style-name="gr3" draw:text-style-name="P3" draw:layer="layout" svg:width="0.259cm" svg:height="0.312cm" svg:x="6.186cm" svg:y="18.206cm" svg:viewBox="0 0 260 313" svg:d="M38 276c-4 17-4 21-27 21-5 0-11 0-11 9 0 4 3 7 7 7 13 0 27-3 41-3 17 0 34 3 49 3 3 0 10 0 10-12 0-4-5-4-12-4-26 0-26-4-26-8 0-6 21-86 26-99 5 16 19 32 45 32 58 0 120-72 120-144 0-46-28-78-66-78-24 0-48 18-65 36-5-26-27-36-46-36-22 0-32 19-36 28-9 16-16 46-16 47 0 6 6 6 6 6 5 0 5 0 8-12 10-34 20-58 37-58 8 0 15 4 15 22 0 11-1 17-2 25zM126 64c4-14 17-28 27-35 17-15 31-18 39-18 21 0 33 17 33 46s-17 85-26 104c-17 35-41 50-59 50-33 0-40-40-40-43 0-1 0-3 2-8z">
            <text:p/>
          </draw:path>
          <draw:path draw:style-name="gr3" draw:text-style-name="P3" draw:layer="layout" svg:width="0.118cm" svg:height="0.217cm" svg:x="6.466cm" svg:y="18.282cm" svg:viewBox="0 0 119 218" svg:d="M72 79h35c7 0 12 0 12-8 0-4-5-4-10-4h-34l13-52c1-1 1-2 1-4 0-7-4-11-11-11-10 0-14 6-17 15s1-8-14 52h-36c-7 0-11 0-11 7 0 5 4 5 10 5h34l-21 81c-2 9-5 21-5 26 0 20 17 32 37 32 40 0 62-47 62-53 0-4-5-4-5-4-5 0-6 2-9 7-10 21-27 40-46 40-8 0-13-4-13-16 0-3 1-11 3-14z">
            <text:p/>
          </draw:path>
          <draw:path draw:style-name="gr3" draw:text-style-name="P3" draw:layer="layout" svg:width="0.235cm" svg:height="0.017cm" svg:x="6.638cm" svg:y="18.402cm" svg:viewBox="0 0 236 18" svg:d="M222 18c5 0 14 0 14-8 0-10-7-10-14-10h-208c-6 0-14 0-14 8 0 10 8 10 14 10z">
            <text:p/>
          </draw:path>
          <draw:path draw:style-name="gr3" draw:text-style-name="P3" draw:layer="layout" svg:width="0.171cm" svg:height="0.241cm" svg:x="6.936cm" svg:y="18.259cm" svg:viewBox="0 0 172 242" svg:d="M83 10c0 0 2-4 2-6 0-1-2-4-6-4-7 0-35 3-45 3-3 1-7 1-7 8 0 6 4 6 8 6 17 0 17 1 17 4s0 5-1 8l-50 195c-1 5-1 7-1 7 0 5 4 11 11 11 10 0 14-7 17-14 0-2 16-63 17-67 26 3 45 10 45 28 0 1 0 4-1 7-1 5-1 7-1 11 0 24 21 35 38 35 34 0 44-52 44-53 0-4-5-4-6-4-4 0-6 1-7 8-4 15-14 39-31 39-9 0-12-8-12-18 0-6 0-6 2-15 0 0 1-7 1-10 0-31-41-36-56-38 10-5 24-16 29-22 17-16 36-32 56-32 4 0 8 0 11 4-16 2-19 14-19 20 0 7 6 12 15 12s19-8 19-22c0-11-8-23-26-23-20 0-39 13-57 29-14 14-25 25-40 30z">
            <text:p/>
          </draw:path>
          <draw:path draw:style-name="gr3" draw:text-style-name="P3" draw:layer="layout" svg:width="0.116cm" svg:height="0.488cm" svg:x="7.185cm" svg:y="18.056cm" svg:viewBox="0 0 117 489" svg:d="M117 245c0-38-5-98-34-153-29-60-73-92-77-92-5 0-6 1-6 6 0 1 0 1 10 11 49 48 78 126 78 228 0 84-19 170-81 231-7 6-7 7-7 9 0 3 1 4 6 4 4 0 49-33 79-94 25-55 32-109 32-150z">
            <text:p/>
          </draw:path>
        </draw:g>
        <draw:custom-shape draw:style-name="gr4" draw:text-style-name="P4" xml:id="id4" draw:id="id4" draw:layer="layout" svg:width="3.542cm" svg:height="2.42cm" svg:x="10.691cm" svg:y="16.3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285cm" svg:height="2.856cm" svg:x="10.771cm" svg:y="17.228cm">
          <draw:text-box>
            <text:p><text:span text:style-name="T1">2-</text:span><text:span text:style-name="T1">la</text:span><text:span text:style-name="T1">y</text:span><text:span text:style-name="T1">er </text:span><text:span text:style-name="T1">M</text:span><text:span text:style-name="T1">L</text:span><text:span text:style-name="T1">P</text:span></text:p>
            <text:p><text:span text:style-name="T1"/></text:p>
            <text:p><text:span text:style-name="T1"/></text:p>
            <text:p><text:span text:style-name="T1"/></text:p>
          </draw:text-box>
        </draw:frame>
        <draw:custom-shape draw:style-name="gr14" draw:text-style-name="P4" xml:id="id6" draw:id="id6" draw:layer="layout" svg:width="3.543cm" svg:height="2.42cm" svg:x="10.691cm" svg:y="13.2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3.376cm" svg:height="2.856cm" svg:x="10.832cm" svg:y="13.814cm">
          <draw:text-box>
            <text:p><text:span text:style-name="T1">3</text:span><text:span text:style-name="T1">-</text:span><text:span text:style-name="T1">l</text:span><text:span text:style-name="T1">a</text:span><text:span text:style-name="T1">y</text:span><text:span text:style-name="T1">e</text:span><text:span text:style-name="T1">r </text:span><text:span text:style-name="T1">C</text:span><text:span text:style-name="T1">o</text:span><text:span text:style-name="T1">n</text:span><text:span text:style-name="T1">v</text:span><text:span text:style-name="T1">N</text:span><text:span text:style-name="T1">e</text:span><text:span text:style-name="T1">t </text:span></text:p>
            <text:p><text:span text:style-name="T1"/></text:p>
            <text:p><text:span text:style-name="T1"/></text:p>
            <text:p><text:span text:style-name="T1"/></text:p>
          </draw:text-box>
        </draw:frame>
        <draw:connector draw:style-name="gr7" draw:text-style-name="P6" draw:layer="layout" svg:x1="7.759cm" svg:y1="17.589cm" svg:x2="10.691cm" svg:y2="17.589cm" draw:start-shape="id3" draw:start-glue-point="1" draw:end-shape="id4" draw:end-glue-point="3" svg:d="M7759 17589h2932" svg:viewBox="0 0 2933 1">
          <text:p/>
        </draw:connector>
        <draw:connector draw:style-name="gr7" draw:text-style-name="P6" draw:layer="layout" svg:x1="7.76cm" svg:y1="14.475cm" svg:x2="10.691cm" svg:y2="14.475cm" draw:start-shape="id5" draw:start-glue-point="1" draw:end-shape="id6" draw:end-glue-point="3" svg:d="M7760 14475h2931" svg:viewBox="0 0 2932 1">
          <text:p/>
        </draw:connector>
        <draw:custom-shape draw:style-name="gr6" draw:text-style-name="P1" xml:id="id7" draw:id="id7" draw:layer="layout" svg:width="0.889cm" svg:height="0.889cm" svg:x="15.07cm" svg:y="15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14.234cm" svg:y1="14.475cm" svg:x2="15.514cm" svg:y2="15.455cm" draw:start-shape="id6" draw:start-glue-point="1" draw:end-shape="id7" draw:end-glue-point="4" svg:d="M14234 14475h1280v980" svg:viewBox="0 0 1281 981">
          <text:p/>
        </draw:connector>
        <draw:connector draw:style-name="gr7" draw:text-style-name="P6" draw:layer="layout" svg:x1="14.233cm" svg:y1="17.589cm" svg:x2="15.514cm" svg:y2="16.344cm" draw:start-shape="id4" draw:start-glue-point="1" draw:end-shape="id7" draw:end-glue-point="8" svg:d="M14233 17589h1281v-1245" svg:viewBox="0 0 1282 1246">
          <text:p/>
        </draw:connector>
        <draw:frame draw:style-name="gr8" draw:text-style-name="P7" xml:id="id8" draw:id="id8" draw:layer="layout" svg:width="0.997cm" svg:height="0.89cm" svg:x="15.078cm" svg:y="15.436cm">
          <draw:text-box>
            <text:p><text:span text:style-name="T2">+</text:span></text:p>
          </draw:text-box>
        </draw:frame>
        <draw:connector draw:style-name="gr7" draw:text-style-name="P6" draw:layer="layout" svg:x1="16.075cm" svg:y1="15.881cm" svg:x2="19.821cm" svg:y2="15.898cm" draw:start-shape="id8" draw:start-glue-point="1" draw:end-shape="id9" draw:end-glue-point="3" svg:d="M16075 15881h1864v17h1882" svg:viewBox="0 0 3747 18">
          <text:p/>
        </draw:connector>
        <draw:custom-shape draw:style-name="gr16" draw:text-style-name="P9" draw:layer="layout" svg:width="0.888cm" svg:height="1.037cm" svg:x="20.578cm" svg:y="14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888cm" svg:height="1.037cm" svg:x="20.778cm" svg:y="14.3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888cm" svg:height="1.037cm" svg:x="20.978cm" svg:y="14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888cm" svg:height="1.037cm" svg:x="21.178cm" svg:y="14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888cm" svg:height="1.037cm" svg:x="21.378cm" svg:y="14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888cm" svg:height="1.037cm" svg:x="21.578cm" svg:y="15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888cm" svg:height="1.037cm" svg:x="21.778cm" svg:y="15.3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888cm" svg:height="1.037cm" svg:x="21.978cm" svg:y="15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888cm" svg:height="1.037cm" svg:x="22.178cm" svg:y="15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888cm" svg:height="1.037cm" svg:x="22.378cm" svg:y="15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888cm" svg:height="1.037cm" svg:x="22.578cm" svg:y="16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s_{t-k:t}§svg§600§FALSE§</svg:desc>
          <draw:polygon draw:style-name="gr2" draw:text-style-name="P2" draw:layer="layout" svg:width="2.198cm" svg:height="0.62cm" svg:x="4.897cm" svg:y="19.555cm" svg:viewBox="0 0 2199 621" draw:points="1100,621 0,621 0,0 2199,0 2199,621">
            <text:p/>
          </draw:polygon>
          <draw:path draw:style-name="gr3" draw:text-style-name="P3" draw:layer="layout" svg:width="0.343cm" svg:height="0.423cm" svg:x="4.945cm" svg:y="19.542cm" svg:viewBox="0 0 344 424" svg:d="M318 64c-27 0-45 21-45 42 0 13 8 27 29 27s42-16 42-53c0-40-39-80-111-80-124 0-159 95-159 138 0 72 72 87 98 93 48 8 98 18 98 71 0 24-21 101-135 101-13 0-85 0-106-48 35 3 58-23 58-50 0-21-15-32-34-32-24 0-53 19-53 61 0 53 53 90 135 90 151 0 188-114 188-153 0-35-18-59-29-69-26-27-53-32-95-40-32-8-69-13-69-56 0-29 21-85 103-85 24 0 72 6 85 43z">
            <text:p/>
          </draw:path>
          <draw:path draw:style-name="gr3" draw:text-style-name="P3" draw:layer="layout" svg:width="0.222cm" svg:height="0.415cm" svg:x="5.358cm" svg:y="19.688cm" svg:viewBox="0 0 223 416" svg:d="M135 151h66c14 0 22 0 22-16 0-8-8-8-19-8h-64l24-98c0-2 3-5 3-8 0-13-8-21-21-21-19 0-27 11-32 29-5 16 3-16-27 98h-66c-13 0-21 0-21 14 0 10 8 10 19 10h63l-40 154c-2 19-8 40-8 50 0 38 32 61 69 61 75 0 117-90 117-100 0-8-11-8-11-8-8 0-10 2-16 13-18 40-50 77-87 77-13 0-24-8-24-32 0-5 3-21 5-26z">
            <text:p/>
          </draw:path>
          <draw:path draw:style-name="gr3" draw:text-style-name="P3" draw:layer="layout" svg:width="0.441cm" svg:height="0.033cm" svg:x="5.681cm" svg:y="19.916cm" svg:viewBox="0 0 442 34" svg:d="M416 34c11 0 26 0 26-15 0-19-13-19-26-19h-390c-10 0-26 0-26 16 0 18 16 18 26 18z">
            <text:p/>
          </draw:path>
          <draw:path draw:style-name="gr3" draw:text-style-name="P3" draw:layer="layout" svg:width="0.322cm" svg:height="0.461cm" svg:x="6.24cm" svg:y="19.643cm" svg:viewBox="0 0 323 462" svg:d="M156 19c0 0 3-8 3-11s-3-8-11-8c-13 0-66 5-84 5-6 3-14 3-14 16 0 11 8 11 16 11 32 0 32 2 32 8 0 5 0 10-3 16l-92 371c-3 11-3 13-3 13 0 11 8 22 21 22 19 0 27-14 32-27 0-3 29-119 32-127 47 5 85 18 85 53 0 2 0 8-3 13-3 11-3 13-3 21 0 45 40 67 72 67 63 0 82-99 82-101 0-8-8-8-11-8-8 0-10 2-13 16-8 29-26 74-58 74-16 0-21-16-21-34 0-11 0-11 2-30 0 0 3-13 3-18 0-59-77-69-106-72 18-10 45-32 56-42 31-32 66-61 103-61 8 0 16 0 21 8-29 2-34 26-34 37 0 13 10 24 26 24 19 0 37-16 37-43 0-21-16-45-50-45-37 0-72 27-106 56-27 26-48 48-77 58z">
            <text:p/>
          </draw:path>
          <draw:path draw:style-name="gr3" draw:text-style-name="P3" draw:layer="layout" svg:width="0.076cm" svg:height="0.283cm" svg:x="6.67cm" svg:y="19.813cm" svg:viewBox="0 0 77 284" svg:d="M77 37c0-21-19-37-37-37-24 0-40 19-40 37 0 24 19 40 40 40s37-19 37-40zM77 247c0-24-19-40-37-40-24 0-40 18-40 40 0 21 19 37 40 37s37-19 37-37z">
            <text:p/>
          </draw:path>
          <draw:path draw:style-name="gr3" draw:text-style-name="P3" draw:layer="layout" svg:width="0.222cm" svg:height="0.415cm" svg:x="6.839cm" svg:y="19.688cm" svg:viewBox="0 0 223 416" svg:d="M135 151h66c14 0 22 0 22-16 0-8-8-8-19-8h-64l24-98c0-2 3-5 3-8 0-13-8-21-21-21-19 0-27 11-32 29-5 16 3-16-27 98h-66c-13 0-21 0-21 14 0 10 8 10 19 10h63l-40 154c-2 19-8 40-8 50 0 38 32 61 69 61 75 0 117-90 117-100 0-8-11-8-11-8-8 0-10 2-16 13-18 40-50 77-87 77-13 0-24-8-24-32 0-5 3-21 5-2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4T22:19:08.455762066</meta:creation-date>
    <dc:date>2018-08-30T00:08:27.109791536</dc:date>
    <meta:editing-duration>PT25M6S</meta:editing-duration>
    <meta:editing-cycles>5</meta:editing-cycles>
    <meta:generator>LibreOffice/5.1.6.2$Linux_X86_64 LibreOffice_project/10m0$Build-2</meta:generator>
    <meta:document-statistic meta:object-count="129"/>
  </office:meta>
</office:document-meta>
</file>